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10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ize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<text:s/>balanced accuracy</text:p>
          </table:table-cell>
          <table:table-cell table:style-name="Default" office:value-type="string" calcext:value-type="string">
            <text:p><text:s/>sensitivity </text:p>
          </table:table-cell>
          <table:table-cell table:style-name="Default" office:value-type="string" calcext:value-type="string">
            <text:p><text:s/>specificity </text:p>
          </table:table-cell>
        </table:table-row>
        <table:table-row table:style-name="ro1">
          <table:table-cell office:value-type="string" calcext:value-type="string">
            <text:p>One-Agains-All</text:p>
          </table:table-cell>
          <table:table-cell office:value-type="float" office:value="0.8944452727" calcext:value-type="float">
            <text:p>0.894</text:p>
          </table:table-cell>
          <table:table-cell office:value-type="float" office:value="0.8040982727" calcext:value-type="float">
            <text:p>0.804</text:p>
          </table:table-cell>
          <table:table-cell office:value-type="float" office:value="0.9847922727" calcext:value-type="float">
            <text:p>0.985</text:p>
          </table:table-cell>
        </table:table-row>
        <table:table-row table:style-name="ro1">
          <table:table-cell office:value-type="string" calcext:value-type="string">
            <text:p>SoftmaxWithLoss</text:p>
          </table:table-cell>
          <table:table-cell office:value-type="float" office:value="0.8921755455" calcext:value-type="float">
            <text:p>0.892</text:p>
          </table:table-cell>
          <table:table-cell office:value-type="float" office:value="0.7969816364" calcext:value-type="float">
            <text:p>0.797</text:p>
          </table:table-cell>
          <table:table-cell office:value-type="float" office:value="0.9873692727" calcext:value-type="float">
            <text:p>0.987</text:p>
          </table:table-cell>
        </table:table-row>
        <table:table-row table:style-name="ro1">
          <table:table-cell office:value-type="string" calcext:value-type="string">
            <text:p>SigmoidCrossEntropy</text:p>
          </table:table-cell>
          <table:table-cell office:value-type="float" office:value="0.871564" calcext:value-type="float">
            <text:p>0.872</text:p>
          </table:table-cell>
          <table:table-cell office:value-type="float" office:value="0.752121" calcext:value-type="float">
            <text:p>0.752</text:p>
          </table:table-cell>
          <table:table-cell office:value-type="float" office:value="0.9910065455" calcext:value-type="float">
            <text:p>0.991</text:p>
          </table:table-cell>
        </table:table-row>
      </table:table>
      <table:table table:name="1.1-vs-all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bal_acc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659122" calcext:value-type="float">
            <text:p>0.659122</text:p>
          </table:table-cell>
          <table:table-cell office:value-type="float" office:value="0.320958" calcext:value-type="float">
            <text:p>0.320958</text:p>
          </table:table-cell>
          <table:table-cell office:value-type="float" office:value="0.997286" calcext:value-type="float">
            <text:p>0.997286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69974" calcext:value-type="float">
            <text:p>0.969974</text:p>
          </table:table-cell>
          <table:table-cell office:value-type="float" office:value="0.95825" calcext:value-type="float">
            <text:p>0.95825</text:p>
          </table:table-cell>
          <table:table-cell office:value-type="float" office:value="0.981697" calcext:value-type="float">
            <text:p>0.981697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86271" calcext:value-type="float">
            <text:p>0.86271</text:p>
          </table:table-cell>
          <table:table-cell office:value-type="float" office:value="0.763889" calcext:value-type="float">
            <text:p>0.763889</text:p>
          </table:table-cell>
          <table:table-cell office:value-type="float" office:value="0.961532" calcext:value-type="float">
            <text:p>0.961532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66998" calcext:value-type="float">
            <text:p>0.966998</text:p>
          </table:table-cell>
          <table:table-cell office:value-type="float" office:value="0.937173" calcext:value-type="float">
            <text:p>0.937173</text:p>
          </table:table-cell>
          <table:table-cell office:value-type="float" office:value="0.996824" calcext:value-type="float">
            <text:p>0.996824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678742" calcext:value-type="float">
            <text:p>0.678742</text:p>
          </table:table-cell>
          <table:table-cell office:value-type="float" office:value="0.416096" calcext:value-type="float">
            <text:p>0.416096</text:p>
          </table:table-cell>
          <table:table-cell office:value-type="float" office:value="0.941389" calcext:value-type="float">
            <text:p>0.941389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81103" calcext:value-type="float">
            <text:p>0.981103</text:p>
          </table:table-cell>
          <table:table-cell office:value-type="float" office:value="0.962547" calcext:value-type="float">
            <text:p>0.962547</text:p>
          </table:table-cell>
          <table:table-cell office:value-type="float" office:value="0.999658" calcext:value-type="float">
            <text:p>0.999658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72792" calcext:value-type="float">
            <text:p>0.972792</text:p>
          </table:table-cell>
          <table:table-cell office:value-type="float" office:value="0.962135" calcext:value-type="float">
            <text:p>0.962135</text:p>
          </table:table-cell>
          <table:table-cell office:value-type="float" office:value="0.983448" calcext:value-type="float">
            <text:p>0.983448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84746" calcext:value-type="float">
            <text:p>0.984746</text:p>
          </table:table-cell>
          <table:table-cell office:value-type="float" office:value="0.982477" calcext:value-type="float">
            <text:p>0.982477</text:p>
          </table:table-cell>
          <table:table-cell office:value-type="float" office:value="0.987015" calcext:value-type="float">
            <text:p>0.987015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0.998813" calcext:value-type="float">
            <text:p>0.998813</text:p>
          </table:table-cell>
          <table:table-cell office:value-type="float" office:value="1" calcext:value-type="float">
            <text:p>1</text:p>
          </table:table-cell>
          <table:table-cell office:value-type="float" office:value="0.997626" calcext:value-type="float">
            <text:p>0.997626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64118" calcext:value-type="float">
            <text:p>0.864118</text:p>
          </table:table-cell>
          <table:table-cell office:value-type="float" office:value="0.732782" calcext:value-type="float">
            <text:p>0.732782</text:p>
          </table:table-cell>
          <table:table-cell office:value-type="float" office:value="0.995454" calcext:value-type="float">
            <text:p>0.995454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89978" calcext:value-type="float">
            <text:p>0.89978</text:p>
          </table:table-cell>
          <table:table-cell office:value-type="float" office:value="0.808774" calcext:value-type="float">
            <text:p>0.808774</text:p>
          </table:table-cell>
          <table:table-cell office:value-type="float" office:value="0.990786" calcext:value-type="float">
            <text:p>0.990786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2])" office:value-type="float" office:value="0.894445272727273" calcext:value-type="float">
            <text:p>0.8944452727</text:p>
          </table:table-cell>
          <table:table-cell table:formula="of:=AVERAGE([.C2:.C12])" office:value-type="float" office:value="0.804098272727273" calcext:value-type="float">
            <text:p>0.8040982727</text:p>
          </table:table-cell>
          <table:table-cell table:formula="of:=AVERAGE([.D2:.D12])" office:value-type="float" office:value="0.984792272727273" calcext:value-type="float">
            <text:p>0.9847922727</text:p>
          </table:table-cell>
        </table:table-row>
      </table:table>
      <table:table table:name="2.softmaxwithlos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bal_acc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789575" calcext:value-type="float">
            <text:p>0.789575</text:p>
          </table:table-cell>
          <table:table-cell office:value-type="float" office:value="0.585629" calcext:value-type="float">
            <text:p>0.585629</text:p>
          </table:table-cell>
          <table:table-cell office:value-type="float" office:value="0.993522" calcext:value-type="float">
            <text:p>0.993522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47116" calcext:value-type="float">
            <text:p>0.947116</text:p>
          </table:table-cell>
          <table:table-cell office:value-type="float" office:value="0.905567" calcext:value-type="float">
            <text:p>0.905567</text:p>
          </table:table-cell>
          <table:table-cell office:value-type="float" office:value="0.988665" calcext:value-type="float">
            <text:p>0.988665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843596" calcext:value-type="float">
            <text:p>0.843596</text:p>
          </table:table-cell>
          <table:table-cell office:value-type="float" office:value="0.71142" calcext:value-type="float">
            <text:p>0.71142</text:p>
          </table:table-cell>
          <table:table-cell office:value-type="float" office:value="0.975773" calcext:value-type="float">
            <text:p>0.975773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45691" calcext:value-type="float">
            <text:p>0.945691</text:p>
          </table:table-cell>
          <table:table-cell office:value-type="float" office:value="0.89267" calcext:value-type="float">
            <text:p>0.89267</text:p>
          </table:table-cell>
          <table:table-cell office:value-type="float" office:value="0.998712" calcext:value-type="float">
            <text:p>0.998712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676634" calcext:value-type="float">
            <text:p>0.676634</text:p>
          </table:table-cell>
          <table:table-cell office:value-type="float" office:value="0.406678" calcext:value-type="float">
            <text:p>0.406678</text:p>
          </table:table-cell>
          <table:table-cell office:value-type="float" office:value="0.946589" calcext:value-type="float">
            <text:p>0.946589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81103" calcext:value-type="float">
            <text:p>0.981103</text:p>
          </table:table-cell>
          <table:table-cell office:value-type="float" office:value="0.962547" calcext:value-type="float">
            <text:p>0.962547</text:p>
          </table:table-cell>
          <table:table-cell office:value-type="float" office:value="0.999658" calcext:value-type="float">
            <text:p>0.999658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59798" calcext:value-type="float">
            <text:p>0.959798</text:p>
          </table:table-cell>
          <table:table-cell office:value-type="float" office:value="0.94294" calcext:value-type="float">
            <text:p>0.94294</text:p>
          </table:table-cell>
          <table:table-cell office:value-type="float" office:value="0.976656" calcext:value-type="float">
            <text:p>0.976656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68126" calcext:value-type="float">
            <text:p>0.968126</text:p>
          </table:table-cell>
          <table:table-cell office:value-type="float" office:value="0.945015" calcext:value-type="float">
            <text:p>0.945015</text:p>
          </table:table-cell>
          <table:table-cell office:value-type="float" office:value="0.991237" calcext:value-type="float">
            <text:p>0.991237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0.999025" calcext:value-type="float">
            <text:p>0.999025</text:p>
          </table:table-cell>
          <table:table-cell office:value-type="float" office:value="1" calcext:value-type="float">
            <text:p>1</text:p>
          </table:table-cell>
          <table:table-cell office:value-type="float" office:value="0.99805" calcext:value-type="float">
            <text:p>0.99805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68932" calcext:value-type="float">
            <text:p>0.868932</text:p>
          </table:table-cell>
          <table:table-cell office:value-type="float" office:value="0.738292" calcext:value-type="float">
            <text:p>0.738292</text:p>
          </table:table-cell>
          <table:table-cell office:value-type="float" office:value="0.999571" calcext:value-type="float">
            <text:p>0.999571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834335" calcext:value-type="float">
            <text:p>0.834335</text:p>
          </table:table-cell>
          <table:table-cell office:value-type="float" office:value="0.67604" calcext:value-type="float">
            <text:p>0.67604</text:p>
          </table:table-cell>
          <table:table-cell office:value-type="float" office:value="0.992629" calcext:value-type="float">
            <text:p>0.99262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2])" office:value-type="float" office:value="0.892175545454545" calcext:value-type="float">
            <text:p>0.8921755455</text:p>
          </table:table-cell>
          <table:table-cell table:formula="of:=AVERAGE([.C2:.C12])" office:value-type="float" office:value="0.796981636363636" calcext:value-type="float">
            <text:p>0.7969816364</text:p>
          </table:table-cell>
          <table:table-cell table:formula="of:=AVERAGE([.D2:.D12])" office:value-type="float" office:value="0.987369272727273" calcext:value-type="float">
            <text:p>0.9873692727</text:p>
          </table:table-cell>
        </table:table-row>
      </table:table>
      <table:table table:name="3.SCE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bal_acc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575632" calcext:value-type="float">
            <text:p>0.575632</text:p>
          </table:table-cell>
          <table:table-cell office:value-type="float" office:value="0.152096" calcext:value-type="float">
            <text:p>0.152096</text:p>
          </table:table-cell>
          <table:table-cell office:value-type="float" office:value="0.999168" calcext:value-type="float">
            <text:p>0.999168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66763" calcext:value-type="float">
            <text:p>0.966763</text:p>
          </table:table-cell>
          <table:table-cell office:value-type="float" office:value="0.942346" calcext:value-type="float">
            <text:p>0.942346</text:p>
          </table:table-cell>
          <table:table-cell office:value-type="float" office:value="0.991179" calcext:value-type="float">
            <text:p>0.991179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81944" calcext:value-type="float">
            <text:p>0.8194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72213" calcext:value-type="float">
            <text:p>0.972213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38117" calcext:value-type="float">
            <text:p>0.938117</text:p>
          </table:table-cell>
          <table:table-cell office:value-type="float" office:value="0.876963" calcext:value-type="float">
            <text:p>0.876963</text:p>
          </table:table-cell>
          <table:table-cell office:value-type="float" office:value="0.99927" calcext:value-type="float">
            <text:p>0.99927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421233" calcext:value-type="float">
            <text:p>0.421233</text:p>
          </table:table-cell>
          <table:table-cell office:value-type="float" office:value="0.972967" calcext:value-type="float">
            <text:p>0.972967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69888" calcext:value-type="float">
            <text:p>0.969888</text:p>
          </table:table-cell>
          <table:table-cell office:value-type="float" office:value="0.940075" calcext:value-type="float">
            <text:p>0.940075</text:p>
          </table:table-cell>
          <table:table-cell office:value-type="float" office:value="0.999701" calcext:value-type="float">
            <text:p>0.999701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44599" calcext:value-type="float">
            <text:p>0.944599</text:p>
          </table:table-cell>
          <table:table-cell office:value-type="float" office:value="0.903234" calcext:value-type="float">
            <text:p>0.903234</text:p>
          </table:table-cell>
          <table:table-cell office:value-type="float" office:value="0.985964" calcext:value-type="float">
            <text:p>0.985964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68495" calcext:value-type="float">
            <text:p>0.968495</text:p>
          </table:table-cell>
          <table:table-cell office:value-type="float" office:value="0.947432" calcext:value-type="float">
            <text:p>0.947432</text:p>
          </table:table-cell>
          <table:table-cell office:value-type="float" office:value="0.989557" calcext:value-type="float">
            <text:p>0.989557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0.999407" calcext:value-type="float">
            <text:p>0.999407</text:p>
          </table:table-cell>
          <table:table-cell office:value-type="float" office:value="1" calcext:value-type="float">
            <text:p>1</text:p>
          </table:table-cell>
          <table:table-cell office:value-type="float" office:value="0.998813" calcext:value-type="float">
            <text:p>0.998813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56621" calcext:value-type="float">
            <text:p>0.856621</text:p>
          </table:table-cell>
          <table:table-cell office:value-type="float" office:value="0.713499" calcext:value-type="float">
            <text:p>0.713499</text:p>
          </table:table-cell>
          <table:table-cell office:value-type="float" office:value="0.999743" calcext:value-type="float">
            <text:p>0.999743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851142" calcext:value-type="float">
            <text:p>0.851142</text:p>
          </table:table-cell>
          <table:table-cell office:value-type="float" office:value="0.709786" calcext:value-type="float">
            <text:p>0.709786</text:p>
          </table:table-cell>
          <table:table-cell office:value-type="float" office:value="0.992497" calcext:value-type="float">
            <text:p>0.992497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12])" office:value-type="float" office:value="0.871564" calcext:value-type="float">
            <text:p>0.871564</text:p>
          </table:table-cell>
          <table:table-cell table:formula="of:=AVERAGE([.C2:.C12])" office:value-type="float" office:value="0.752121" calcext:value-type="float">
            <text:p>0.752121</text:p>
          </table:table-cell>
          <table:table-cell table:formula="of:=AVERAGE([.D2:.D12])" office:value-type="float" office:value="0.991006545454545" calcext:value-type="float">
            <text:p>0.9910065455</text:p>
          </table:table-cell>
        </table:table-row>
      </table:table>
      <table:table table:name="balanced_accuracy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ne-against-al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ftmaxWithLo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imoidCrossEntrop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alarm </text:p>
          </table:table-cell>
          <table:table-cell office:value-type="string" calcext:value-type="string">
            <text:p>&amp;</text:p>
          </table:table-cell>
          <table:table-cell office:value-type="float" office:value="0.659122" calcext:value-type="float">
            <text:p>0.659122</text:p>
          </table:table-cell>
          <table:table-cell office:value-type="string" calcext:value-type="string">
            <text:p>&amp;</text:p>
          </table:table-cell>
          <table:table-cell office:value-type="float" office:value="0.789575" calcext:value-type="float">
            <text:p>0.789575</text:p>
          </table:table-cell>
          <table:table-cell office:value-type="string" calcext:value-type="string">
            <text:p>&amp;</text:p>
          </table:table-cell>
          <table:table-cell office:value-type="float" office:value="0.575632" calcext:value-type="float">
            <text:p>0.57563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&amp;</text:p>
          </table:table-cell>
          <table:table-cell office:value-type="float" office:value="0.969974" calcext:value-type="float">
            <text:p>0.969974</text:p>
          </table:table-cell>
          <table:table-cell office:value-type="string" calcext:value-type="string">
            <text:p>&amp;</text:p>
          </table:table-cell>
          <table:table-cell office:value-type="float" office:value="0.947116" calcext:value-type="float">
            <text:p>0.947116</text:p>
          </table:table-cell>
          <table:table-cell office:value-type="string" calcext:value-type="string">
            <text:p>&amp;</text:p>
          </table:table-cell>
          <table:table-cell office:value-type="float" office:value="0.966763" calcext:value-type="float">
            <text:p>0.9667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rash </text:p>
          </table:table-cell>
          <table:table-cell office:value-type="string" calcext:value-type="string">
            <text:p>&amp;</text:p>
          </table:table-cell>
          <table:table-cell office:value-type="float" office:value="0.86271" calcext:value-type="float">
            <text:p>0.86271</text:p>
          </table:table-cell>
          <table:table-cell office:value-type="string" calcext:value-type="string">
            <text:p>&amp;</text:p>
          </table:table-cell>
          <table:table-cell office:value-type="float" office:value="0.843596" calcext:value-type="float">
            <text:p>0.843596</text:p>
          </table:table-cell>
          <table:table-cell office:value-type="string" calcext:value-type="string">
            <text:p>&amp;</text:p>
          </table:table-cell>
          <table:table-cell office:value-type="float" office:value="0.81944" calcext:value-type="float">
            <text:p>0.8194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dog </text:p>
          </table:table-cell>
          <table:table-cell office:value-type="string" calcext:value-type="string">
            <text:p>&amp;</text:p>
          </table:table-cell>
          <table:table-cell office:value-type="float" office:value="0.966998" calcext:value-type="float">
            <text:p>0.966998</text:p>
          </table:table-cell>
          <table:table-cell office:value-type="string" calcext:value-type="string">
            <text:p>&amp;</text:p>
          </table:table-cell>
          <table:table-cell office:value-type="float" office:value="0.945691" calcext:value-type="float">
            <text:p>0.945691</text:p>
          </table:table-cell>
          <table:table-cell office:value-type="string" calcext:value-type="string">
            <text:p>&amp;</text:p>
          </table:table-cell>
          <table:table-cell office:value-type="float" office:value="0.938117" calcext:value-type="float">
            <text:p>0.9381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engine </text:p>
          </table:table-cell>
          <table:table-cell office:value-type="string" calcext:value-type="string">
            <text:p>&amp;</text:p>
          </table:table-cell>
          <table:table-cell office:value-type="float" office:value="0.678742" calcext:value-type="float">
            <text:p>0.678742</text:p>
          </table:table-cell>
          <table:table-cell office:value-type="string" calcext:value-type="string">
            <text:p>&amp;</text:p>
          </table:table-cell>
          <table:table-cell office:value-type="float" office:value="0.676634" calcext:value-type="float">
            <text:p>0.676634</text:p>
          </table:table-cell>
          <table:table-cell office:value-type="string" calcext:value-type="string">
            <text:p>&amp;</text:p>
          </table:table-cell>
          <table:table-cell office:value-type="float" office:value="0.6971" calcext:value-type="float">
            <text:p>0.69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emS </text:p>
          </table:table-cell>
          <table:table-cell office:value-type="string" calcext:value-type="string">
            <text:p>&amp;</text:p>
          </table:table-cell>
          <table:table-cell office:value-type="float" office:value="0.981103" calcext:value-type="float">
            <text:p>0.981103</text:p>
          </table:table-cell>
          <table:table-cell office:value-type="string" calcext:value-type="string">
            <text:p>&amp;</text:p>
          </table:table-cell>
          <table:table-cell office:value-type="float" office:value="0.981103" calcext:value-type="float">
            <text:p>0.981103</text:p>
          </table:table-cell>
          <table:table-cell office:value-type="string" calcext:value-type="string">
            <text:p>&amp;</text:p>
          </table:table-cell>
          <table:table-cell office:value-type="float" office:value="0.969888" calcext:value-type="float">
            <text:p>0.96988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&amp;</text:p>
          </table:table-cell>
          <table:table-cell office:value-type="float" office:value="0.972792" calcext:value-type="float">
            <text:p>0.972792</text:p>
          </table:table-cell>
          <table:table-cell office:value-type="string" calcext:value-type="string">
            <text:p>&amp;</text:p>
          </table:table-cell>
          <table:table-cell office:value-type="float" office:value="0.959798" calcext:value-type="float">
            <text:p>0.959798</text:p>
          </table:table-cell>
          <table:table-cell office:value-type="string" calcext:value-type="string">
            <text:p>&amp;</text:p>
          </table:table-cell>
          <table:table-cell office:value-type="float" office:value="0.944599" calcext:value-type="float">
            <text:p>0.9445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tStp </text:p>
          </table:table-cell>
          <table:table-cell office:value-type="string" calcext:value-type="string">
            <text:p>&amp;</text:p>
          </table:table-cell>
          <table:table-cell office:value-type="float" office:value="0.984746" calcext:value-type="float">
            <text:p>0.984746</text:p>
          </table:table-cell>
          <table:table-cell office:value-type="string" calcext:value-type="string">
            <text:p>&amp;</text:p>
          </table:table-cell>
          <table:table-cell office:value-type="float" office:value="0.968126" calcext:value-type="float">
            <text:p>0.968126</text:p>
          </table:table-cell>
          <table:table-cell office:value-type="string" calcext:value-type="string">
            <text:p>&amp;</text:p>
          </table:table-cell>
          <table:table-cell office:value-type="float" office:value="0.968495" calcext:value-type="float">
            <text:p>0.9684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knock </text:p>
          </table:table-cell>
          <table:table-cell office:value-type="string" calcext:value-type="string">
            <text:p>&amp;</text:p>
          </table:table-cell>
          <table:table-cell office:value-type="float" office:value="0.998813" calcext:value-type="float">
            <text:p>0.998813</text:p>
          </table:table-cell>
          <table:table-cell office:value-type="string" calcext:value-type="string">
            <text:p>&amp;</text:p>
          </table:table-cell>
          <table:table-cell office:value-type="float" office:value="0.999025" calcext:value-type="float">
            <text:p>0.999025</text:p>
          </table:table-cell>
          <table:table-cell office:value-type="string" calcext:value-type="string">
            <text:p>&amp;</text:p>
          </table:table-cell>
          <table:table-cell office:value-type="float" office:value="0.999407" calcext:value-type="float">
            <text:p>0.9994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&amp;</text:p>
          </table:table-cell>
          <table:table-cell office:value-type="float" office:value="0.864118" calcext:value-type="float">
            <text:p>0.864118</text:p>
          </table:table-cell>
          <table:table-cell office:value-type="string" calcext:value-type="string">
            <text:p>&amp;</text:p>
          </table:table-cell>
          <table:table-cell office:value-type="float" office:value="0.868932" calcext:value-type="float">
            <text:p>0.868932</text:p>
          </table:table-cell>
          <table:table-cell office:value-type="string" calcext:value-type="string">
            <text:p>&amp;</text:p>
          </table:table-cell>
          <table:table-cell office:value-type="float" office:value="0.856621" calcext:value-type="float">
            <text:p>0.8566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iano </text:p>
          </table:table-cell>
          <table:table-cell office:value-type="string" calcext:value-type="string">
            <text:p>&amp;</text:p>
          </table:table-cell>
          <table:table-cell office:value-type="float" office:value="0.89978" calcext:value-type="float">
            <text:p>0.89978</text:p>
          </table:table-cell>
          <table:table-cell office:value-type="string" calcext:value-type="string">
            <text:p>&amp;</text:p>
          </table:table-cell>
          <table:table-cell office:value-type="float" office:value="0.834335" calcext:value-type="float">
            <text:p>0.834335</text:p>
          </table:table-cell>
          <table:table-cell office:value-type="string" calcext:value-type="string">
            <text:p>&amp;</text:p>
          </table:table-cell>
          <table:table-cell office:value-type="float" office:value="0.851142" calcext:value-type="float">
            <text:p>0.851142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cificity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ne-against-al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ftmaxWithLo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imoidCrossEntrop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alarm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97286" calcext:value-type="float">
            <text:p>0.997286</text:p>
          </table:table-cell>
          <table:table-cell office:value-type="string" calcext:value-type="string">
            <text:p>&amp;</text:p>
          </table:table-cell>
          <table:table-cell office:value-type="float" office:value="0.993522" calcext:value-type="float">
            <text:p>0.993522</text:p>
          </table:table-cell>
          <table:table-cell office:value-type="string" calcext:value-type="string">
            <text:p>&amp;</text:p>
          </table:table-cell>
          <table:table-cell office:value-type="float" office:value="0.999168" calcext:value-type="float">
            <text:p>0.99916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81697" calcext:value-type="float">
            <text:p>0.981697</text:p>
          </table:table-cell>
          <table:table-cell office:value-type="string" calcext:value-type="string">
            <text:p>&amp;</text:p>
          </table:table-cell>
          <table:table-cell office:value-type="float" office:value="0.988665" calcext:value-type="float">
            <text:p>0.988665</text:p>
          </table:table-cell>
          <table:table-cell office:value-type="string" calcext:value-type="string">
            <text:p>&amp;</text:p>
          </table:table-cell>
          <table:table-cell office:value-type="float" office:value="0.991179" calcext:value-type="float">
            <text:p>0.99117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rash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61532" calcext:value-type="float">
            <text:p>0.961532</text:p>
          </table:table-cell>
          <table:table-cell office:value-type="string" calcext:value-type="string">
            <text:p>&amp;</text:p>
          </table:table-cell>
          <table:table-cell office:value-type="float" office:value="0.975773" calcext:value-type="float">
            <text:p>0.975773</text:p>
          </table:table-cell>
          <table:table-cell office:value-type="string" calcext:value-type="string">
            <text:p>&amp;</text:p>
          </table:table-cell>
          <table:table-cell office:value-type="float" office:value="0.972213" calcext:value-type="float">
            <text:p>0.9722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dog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96824" calcext:value-type="float">
            <text:p>0.996824</text:p>
          </table:table-cell>
          <table:table-cell office:value-type="string" calcext:value-type="string">
            <text:p>&amp;</text:p>
          </table:table-cell>
          <table:table-cell office:value-type="float" office:value="0.998712" calcext:value-type="float">
            <text:p>0.998712</text:p>
          </table:table-cell>
          <table:table-cell office:value-type="string" calcext:value-type="string">
            <text:p>&amp;</text:p>
          </table:table-cell>
          <table:table-cell office:value-type="float" office:value="0.99927" calcext:value-type="float">
            <text:p>0.9992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engine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41389" calcext:value-type="float">
            <text:p>0.941389</text:p>
          </table:table-cell>
          <table:table-cell office:value-type="string" calcext:value-type="string">
            <text:p>&amp;</text:p>
          </table:table-cell>
          <table:table-cell office:value-type="float" office:value="0.946589" calcext:value-type="float">
            <text:p>0.946589</text:p>
          </table:table-cell>
          <table:table-cell office:value-type="string" calcext:value-type="string">
            <text:p>&amp;</text:p>
          </table:table-cell>
          <table:table-cell office:value-type="float" office:value="0.972967" calcext:value-type="float">
            <text:p>0.9729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emS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99658" calcext:value-type="float">
            <text:p>0.999658</text:p>
          </table:table-cell>
          <table:table-cell office:value-type="string" calcext:value-type="string">
            <text:p>&amp;</text:p>
          </table:table-cell>
          <table:table-cell office:value-type="float" office:value="0.999658" calcext:value-type="float">
            <text:p>0.999658</text:p>
          </table:table-cell>
          <table:table-cell office:value-type="string" calcext:value-type="string">
            <text:p>&amp;</text:p>
          </table:table-cell>
          <table:table-cell office:value-type="float" office:value="0.999701" calcext:value-type="float">
            <text:p>0.99970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83448" calcext:value-type="float">
            <text:p>0.983448</text:p>
          </table:table-cell>
          <table:table-cell office:value-type="string" calcext:value-type="string">
            <text:p>&amp;</text:p>
          </table:table-cell>
          <table:table-cell office:value-type="float" office:value="0.976656" calcext:value-type="float">
            <text:p>0.976656</text:p>
          </table:table-cell>
          <table:table-cell office:value-type="string" calcext:value-type="string">
            <text:p>&amp;</text:p>
          </table:table-cell>
          <table:table-cell office:value-type="float" office:value="0.985964" calcext:value-type="float">
            <text:p>0.98596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tStp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87015" calcext:value-type="float">
            <text:p>0.987015</text:p>
          </table:table-cell>
          <table:table-cell office:value-type="string" calcext:value-type="string">
            <text:p>&amp;</text:p>
          </table:table-cell>
          <table:table-cell office:value-type="float" office:value="0.991237" calcext:value-type="float">
            <text:p>0.991237</text:p>
          </table:table-cell>
          <table:table-cell office:value-type="string" calcext:value-type="string">
            <text:p>&amp;</text:p>
          </table:table-cell>
          <table:table-cell office:value-type="float" office:value="0.989557" calcext:value-type="float">
            <text:p>0.9895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knock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97626" calcext:value-type="float">
            <text:p>0.997626</text:p>
          </table:table-cell>
          <table:table-cell office:value-type="string" calcext:value-type="string">
            <text:p>&amp;</text:p>
          </table:table-cell>
          <table:table-cell office:value-type="float" office:value="0.99805" calcext:value-type="float">
            <text:p>0.99805</text:p>
          </table:table-cell>
          <table:table-cell office:value-type="string" calcext:value-type="string">
            <text:p>&amp;</text:p>
          </table:table-cell>
          <table:table-cell office:value-type="float" office:value="0.998813" calcext:value-type="float">
            <text:p>0.9988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95454" calcext:value-type="float">
            <text:p>0.995454</text:p>
          </table:table-cell>
          <table:table-cell office:value-type="string" calcext:value-type="string">
            <text:p>&amp;</text:p>
          </table:table-cell>
          <table:table-cell office:value-type="float" office:value="0.999571" calcext:value-type="float">
            <text:p>0.999571</text:p>
          </table:table-cell>
          <table:table-cell office:value-type="string" calcext:value-type="string">
            <text:p>&amp;</text:p>
          </table:table-cell>
          <table:table-cell office:value-type="float" office:value="0.999743" calcext:value-type="float">
            <text:p>0.99974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iano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90786" calcext:value-type="float">
            <text:p>0.990786</text:p>
          </table:table-cell>
          <table:table-cell office:value-type="string" calcext:value-type="string">
            <text:p>&amp;</text:p>
          </table:table-cell>
          <table:table-cell office:value-type="float" office:value="0.992629" calcext:value-type="float">
            <text:p>0.992629</text:p>
          </table:table-cell>
          <table:table-cell office:value-type="string" calcext:value-type="string">
            <text:p>&amp;</text:p>
          </table:table-cell>
          <table:table-cell office:value-type="float" office:value="0.992497" calcext:value-type="float">
            <text:p>0.992497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ensitivity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One-against-al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ftmaxWithLoss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imoidCrossEntropy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alarm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320958" calcext:value-type="float">
            <text:p>0.320958</text:p>
          </table:table-cell>
          <table:table-cell office:value-type="string" calcext:value-type="string">
            <text:p>&amp;</text:p>
          </table:table-cell>
          <table:table-cell office:value-type="float" office:value="0.585629" calcext:value-type="float">
            <text:p>0.585629</text:p>
          </table:table-cell>
          <table:table-cell office:value-type="string" calcext:value-type="string">
            <text:p>&amp;</text:p>
          </table:table-cell>
          <table:table-cell office:value-type="float" office:value="0.152096" calcext:value-type="float">
            <text:p>0.15209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5825" calcext:value-type="float">
            <text:p>0.95825</text:p>
          </table:table-cell>
          <table:table-cell office:value-type="string" calcext:value-type="string">
            <text:p>&amp;</text:p>
          </table:table-cell>
          <table:table-cell office:value-type="float" office:value="0.905567" calcext:value-type="float">
            <text:p>0.905567</text:p>
          </table:table-cell>
          <table:table-cell office:value-type="string" calcext:value-type="string">
            <text:p>&amp;</text:p>
          </table:table-cell>
          <table:table-cell office:value-type="float" office:value="0.942346" calcext:value-type="float">
            <text:p>0.94234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rash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763889" calcext:value-type="float">
            <text:p>0.763889</text:p>
          </table:table-cell>
          <table:table-cell office:value-type="string" calcext:value-type="string">
            <text:p>&amp;</text:p>
          </table:table-cell>
          <table:table-cell office:value-type="float" office:value="0.71142" calcext:value-type="float">
            <text:p>0.71142</text:p>
          </table:table-cell>
          <table:table-cell office:value-type="string" calcext:value-type="string">
            <text:p>&amp;</text:p>
          </table:table-cell>
          <table:table-cell office:value-type="float" office:value="0.666667" calcext:value-type="float">
            <text:p>0.66666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dog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37173" calcext:value-type="float">
            <text:p>0.937173</text:p>
          </table:table-cell>
          <table:table-cell office:value-type="string" calcext:value-type="string">
            <text:p>&amp;</text:p>
          </table:table-cell>
          <table:table-cell office:value-type="float" office:value="0.89267" calcext:value-type="float">
            <text:p>0.89267</text:p>
          </table:table-cell>
          <table:table-cell office:value-type="string" calcext:value-type="string">
            <text:p>&amp;</text:p>
          </table:table-cell>
          <table:table-cell office:value-type="float" office:value="0.876963" calcext:value-type="float">
            <text:p>0.8769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engine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416096" calcext:value-type="float">
            <text:p>0.416096</text:p>
          </table:table-cell>
          <table:table-cell office:value-type="string" calcext:value-type="string">
            <text:p>&amp;</text:p>
          </table:table-cell>
          <table:table-cell office:value-type="float" office:value="0.406678" calcext:value-type="float">
            <text:p>0.406678</text:p>
          </table:table-cell>
          <table:table-cell office:value-type="string" calcext:value-type="string">
            <text:p>&amp;</text:p>
          </table:table-cell>
          <table:table-cell office:value-type="float" office:value="0.421233" calcext:value-type="float">
            <text:p>0.42123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emS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62547" calcext:value-type="float">
            <text:p>0.962547</text:p>
          </table:table-cell>
          <table:table-cell office:value-type="string" calcext:value-type="string">
            <text:p>&amp;</text:p>
          </table:table-cell>
          <table:table-cell office:value-type="float" office:value="0.962547" calcext:value-type="float">
            <text:p>0.962547</text:p>
          </table:table-cell>
          <table:table-cell office:value-type="string" calcext:value-type="string">
            <text:p>&amp;</text:p>
          </table:table-cell>
          <table:table-cell office:value-type="float" office:value="0.940075" calcext:value-type="float">
            <text:p>0.94007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62135" calcext:value-type="float">
            <text:p>0.962135</text:p>
          </table:table-cell>
          <table:table-cell office:value-type="string" calcext:value-type="string">
            <text:p>&amp;</text:p>
          </table:table-cell>
          <table:table-cell office:value-type="float" office:value="0.94294" calcext:value-type="float">
            <text:p>0.94294</text:p>
          </table:table-cell>
          <table:table-cell office:value-type="string" calcext:value-type="string">
            <text:p>&amp;</text:p>
          </table:table-cell>
          <table:table-cell office:value-type="float" office:value="0.903234" calcext:value-type="float">
            <text:p>0.90323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tStp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982477" calcext:value-type="float">
            <text:p>0.982477</text:p>
          </table:table-cell>
          <table:table-cell office:value-type="string" calcext:value-type="string">
            <text:p>&amp;</text:p>
          </table:table-cell>
          <table:table-cell office:value-type="float" office:value="0.945015" calcext:value-type="float">
            <text:p>0.945015</text:p>
          </table:table-cell>
          <table:table-cell office:value-type="string" calcext:value-type="string">
            <text:p>&amp;</text:p>
          </table:table-cell>
          <table:table-cell office:value-type="float" office:value="0.947432" calcext:value-type="float">
            <text:p>0.94743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knock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732782" calcext:value-type="float">
            <text:p>0.732782</text:p>
          </table:table-cell>
          <table:table-cell office:value-type="string" calcext:value-type="string">
            <text:p>&amp;</text:p>
          </table:table-cell>
          <table:table-cell office:value-type="float" office:value="0.738292" calcext:value-type="float">
            <text:p>0.738292</text:p>
          </table:table-cell>
          <table:table-cell office:value-type="string" calcext:value-type="string">
            <text:p>&amp;</text:p>
          </table:table-cell>
          <table:table-cell office:value-type="float" office:value="0.713499" calcext:value-type="float">
            <text:p>0.7134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iano 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0.808774" calcext:value-type="float">
            <text:p>0.808774</text:p>
          </table:table-cell>
          <table:table-cell office:value-type="string" calcext:value-type="string">
            <text:p>&amp;</text:p>
          </table:table-cell>
          <table:table-cell office:value-type="float" office:value="0.67604" calcext:value-type="float">
            <text:p>0.67604</text:p>
          </table:table-cell>
          <table:table-cell office:value-type="string" calcext:value-type="string">
            <text:p>&amp;</text:p>
          </table:table-cell>
          <table:table-cell office:value-type="float" office:value="0.709786" calcext:value-type="float">
            <text:p>0.70978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&amp;</text:p>
          </table:table-cell>
          <table:table-cell table:style-name="Default" table:formula="of:=AVERAGE([.D2:.D12])" office:value-type="float" office:value="0.804098272727273" calcext:value-type="float">
            <text:p>0.8040982727</text:p>
          </table:table-cell>
          <table:table-cell office:value-type="string" calcext:value-type="string">
            <text:p>&amp;</text:p>
          </table:table-cell>
          <table:table-cell table:formula="of:=AVERAGE([.F2:.F12])" office:value-type="float" office:value="0.796981636363636" calcext:value-type="float">
            <text:p>0.7969816364</text:p>
          </table:table-cell>
          <table:table-cell office:value-type="string" calcext:value-type="string">
            <text:p>&amp;</text:p>
          </table:table-cell>
          <table:table-cell table:formula="of:=AVERAGE([.H2:.H12])" office:value-type="float" office:value="0.752121" calcext:value-type="float">
            <text:p>0.7521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&amp;</text:p>
          </table:table-cell>
          <table:table-cell table:formula="of:=STDEV([.D2:.D12])" office:value-type="float" office:value="0.235041410619529" calcext:value-type="float">
            <text:p>0.2350414106</text:p>
          </table:table-cell>
          <table:table-cell office:value-type="string" calcext:value-type="string">
            <text:p>&amp;</text:p>
          </table:table-cell>
          <table:table-cell table:style-name="ce2" table:formula="of:=STDEV([.F2:.F12])" office:value-type="float" office:value="0.188465413883435" calcext:value-type="float">
            <text:p>0.1884654139</text:p>
          </table:table-cell>
          <table:table-cell office:value-type="string" calcext:value-type="string">
            <text:p>&amp;</text:p>
          </table:table-cell>
          <table:table-cell table:style-name="ce2" table:formula="of:=STDEV([.H2:.H12])" office:value-type="float" office:value="0.262607401310397" calcext:value-type="float">
            <text:p>0.2626074013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ata_augment_T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262275" calcext:value-type="float">
            <text:p>0.262275</text:p>
          </table:table-cell>
          <table:table-cell office:value-type="float" office:value="0.994047" calcext:value-type="float">
            <text:p>0.994047</text:p>
          </table:table-cell>
          <table:table-cell office:value-type="float" office:value="0.628161" calcext:value-type="float">
            <text:p>0.628161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5825" calcext:value-type="float">
            <text:p>0.95825</text:p>
          </table:table-cell>
          <table:table-cell office:value-type="float" office:value="0.985931" calcext:value-type="float">
            <text:p>0.985931</text:p>
          </table:table-cell>
          <table:table-cell office:value-type="float" office:value="0.972091" calcext:value-type="float">
            <text:p>0.972091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954542" calcext:value-type="float">
            <text:p>0.954542</text:p>
          </table:table-cell>
          <table:table-cell office:value-type="float" office:value="0.870789" calcext:value-type="float">
            <text:p>0.870789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47644" calcext:value-type="float">
            <text:p>0.947644</text:p>
          </table:table-cell>
          <table:table-cell office:value-type="float" office:value="0.99824" calcext:value-type="float">
            <text:p>0.99824</text:p>
          </table:table-cell>
          <table:table-cell office:value-type="float" office:value="0.972942" calcext:value-type="float">
            <text:p>0.972942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414384" calcext:value-type="float">
            <text:p>0.414384</text:p>
          </table:table-cell>
          <table:table-cell office:value-type="float" office:value="0.934501" calcext:value-type="float">
            <text:p>0.934501</text:p>
          </table:table-cell>
          <table:table-cell office:value-type="float" office:value="0.674443" calcext:value-type="float">
            <text:p>0.674443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92509" calcext:value-type="float">
            <text:p>0.992509</text:p>
          </table:table-cell>
          <table:table-cell office:value-type="float" office:value="0.99906" calcext:value-type="float">
            <text:p>0.99906</text:p>
          </table:table-cell>
          <table:table-cell office:value-type="float" office:value="0.995785" calcext:value-type="float">
            <text:p>0.995785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5451" calcext:value-type="float">
            <text:p>0.95451</text:p>
          </table:table-cell>
          <table:table-cell office:value-type="float" office:value="0.983851" calcext:value-type="float">
            <text:p>0.983851</text:p>
          </table:table-cell>
          <table:table-cell office:value-type="float" office:value="0.96918" calcext:value-type="float">
            <text:p>0.96918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23867" calcext:value-type="float">
            <text:p>0.923867</text:p>
          </table:table-cell>
          <table:table-cell office:value-type="float" office:value="0.989194" calcext:value-type="float">
            <text:p>0.989194</text:p>
          </table:table-cell>
          <table:table-cell office:value-type="float" office:value="0.956531" calcext:value-type="float">
            <text:p>0.956531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7626" calcext:value-type="float">
            <text:p>0.997626</text:p>
          </table:table-cell>
          <table:table-cell office:value-type="float" office:value="0.998813" calcext:value-type="float">
            <text:p>0.998813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995711" calcext:value-type="float">
            <text:p>0.995711</text:p>
          </table:table-cell>
          <table:table-cell office:value-type="float" office:value="0.922098" calcext:value-type="float">
            <text:p>0.922098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696288" calcext:value-type="float">
            <text:p>0.696288</text:p>
          </table:table-cell>
          <table:table-cell office:value-type="float" office:value="0.991225" calcext:value-type="float">
            <text:p>0.991225</text:p>
          </table:table-cell>
          <table:table-cell office:value-type="float" office:value="0.843756" calcext:value-type="float">
            <text:p>0.843756</text:p>
          </table:table-cell>
        </table:table-row>
      </table:table>
      <table:table table:name="compare3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(-30,30)f(-8,8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(-15,15)f(-4,4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(-40,40) F(-8,8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alarm </text:p>
          </table:table-cell>
          <table:table-cell office:value-type="string" calcext:value-type="string">
            <text:p>&amp;</text:p>
          </table:table-cell>
          <table:table-cell office:value-type="float" office:value="0.851282" calcext:value-type="float">
            <text:p>0.851282</text:p>
          </table:table-cell>
          <table:table-cell office:value-type="string" calcext:value-type="string">
            <text:p>&amp;</text:p>
          </table:table-cell>
          <table:table-cell office:value-type="float" office:value="0.898923" calcext:value-type="float">
            <text:p>0.898923</text:p>
          </table:table-cell>
          <table:table-cell office:value-type="string" calcext:value-type="string">
            <text:p>&amp;</text:p>
          </table:table-cell>
          <table:table-cell office:value-type="float" office:value="0.872512" calcext:value-type="float">
            <text:p>0.87251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&amp;</text:p>
          </table:table-cell>
          <table:table-cell office:value-type="float" office:value="0.963441" calcext:value-type="float">
            <text:p>0.963441</text:p>
          </table:table-cell>
          <table:table-cell office:value-type="string" calcext:value-type="string">
            <text:p>&amp;</text:p>
          </table:table-cell>
          <table:table-cell office:value-type="float" office:value="0.968405" calcext:value-type="float">
            <text:p>0.968405</text:p>
          </table:table-cell>
          <table:table-cell office:value-type="string" calcext:value-type="string">
            <text:p>&amp;</text:p>
          </table:table-cell>
          <table:table-cell office:value-type="float" office:value="0.946685" calcext:value-type="float">
            <text:p>0.94668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rash </text:p>
          </table:table-cell>
          <table:table-cell office:value-type="string" calcext:value-type="string">
            <text:p>&amp;</text:p>
          </table:table-cell>
          <table:table-cell office:value-type="float" office:value="0.860308" calcext:value-type="float">
            <text:p>0.860308</text:p>
          </table:table-cell>
          <table:table-cell office:value-type="string" calcext:value-type="string">
            <text:p>&amp;</text:p>
          </table:table-cell>
          <table:table-cell office:value-type="float" office:value="0.860681" calcext:value-type="float">
            <text:p>0.860681</text:p>
          </table:table-cell>
          <table:table-cell office:value-type="string" calcext:value-type="string">
            <text:p>&amp;</text:p>
          </table:table-cell>
          <table:table-cell office:value-type="float" office:value="0.868481" calcext:value-type="float">
            <text:p>0.86848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dog </text:p>
          </table:table-cell>
          <table:table-cell office:value-type="string" calcext:value-type="string">
            <text:p>&amp;</text:p>
          </table:table-cell>
          <table:table-cell office:value-type="float" office:value="0.981525" calcext:value-type="float">
            <text:p>0.981525</text:p>
          </table:table-cell>
          <table:table-cell office:value-type="string" calcext:value-type="string">
            <text:p>&amp;</text:p>
          </table:table-cell>
          <table:table-cell office:value-type="float" office:value="0.978049" calcext:value-type="float">
            <text:p>0.978049</text:p>
          </table:table-cell>
          <table:table-cell office:value-type="string" calcext:value-type="string">
            <text:p>&amp;</text:p>
          </table:table-cell>
          <table:table-cell office:value-type="float" office:value="0.984894" calcext:value-type="float">
            <text:p>0.98489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engine </text:p>
          </table:table-cell>
          <table:table-cell office:value-type="string" calcext:value-type="string">
            <text:p>&amp;</text:p>
          </table:table-cell>
          <table:table-cell office:value-type="float" office:value="0.741375" calcext:value-type="float">
            <text:p>0.741375</text:p>
          </table:table-cell>
          <table:table-cell office:value-type="string" calcext:value-type="string">
            <text:p>&amp;</text:p>
          </table:table-cell>
          <table:table-cell office:value-type="float" office:value="0.768069" calcext:value-type="float">
            <text:p>0.768069</text:p>
          </table:table-cell>
          <table:table-cell office:value-type="string" calcext:value-type="string">
            <text:p>&amp;</text:p>
          </table:table-cell>
          <table:table-cell office:value-type="float" office:value="0.739344" calcext:value-type="float">
            <text:p>0.73934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emS </text:p>
          </table:table-cell>
          <table:table-cell office:value-type="string" calcext:value-type="string">
            <text:p>&amp;</text:p>
          </table:table-cell>
          <table:table-cell office:value-type="float" office:value="0.997209" calcext:value-type="float">
            <text:p>0.997209</text:p>
          </table:table-cell>
          <table:table-cell office:value-type="string" calcext:value-type="string">
            <text:p>&amp;</text:p>
          </table:table-cell>
          <table:table-cell office:value-type="float" office:value="0.993763" calcext:value-type="float">
            <text:p>0.993763</text:p>
          </table:table-cell>
          <table:table-cell office:value-type="string" calcext:value-type="string">
            <text:p>&amp;</text:p>
          </table:table-cell>
          <table:table-cell office:value-type="float" office:value="0.997294" calcext:value-type="float">
            <text:p>0.99729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&amp;</text:p>
          </table:table-cell>
          <table:table-cell office:value-type="float" office:value="0.950149" calcext:value-type="float">
            <text:p>0.950149</text:p>
          </table:table-cell>
          <table:table-cell office:value-type="string" calcext:value-type="string">
            <text:p>&amp;</text:p>
          </table:table-cell>
          <table:table-cell office:value-type="float" office:value="0.96706" calcext:value-type="float">
            <text:p>0.96706</text:p>
          </table:table-cell>
          <table:table-cell office:value-type="string" calcext:value-type="string">
            <text:p>&amp;</text:p>
          </table:table-cell>
          <table:table-cell office:value-type="float" office:value="0.943387" calcext:value-type="float">
            <text:p>0.94338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tStp </text:p>
          </table:table-cell>
          <table:table-cell office:value-type="string" calcext:value-type="string">
            <text:p>&amp;</text:p>
          </table:table-cell>
          <table:table-cell office:value-type="float" office:value="0.988909" calcext:value-type="float">
            <text:p>0.988909</text:p>
          </table:table-cell>
          <table:table-cell office:value-type="string" calcext:value-type="string">
            <text:p>&amp;</text:p>
          </table:table-cell>
          <table:table-cell office:value-type="float" office:value="0.989842" calcext:value-type="float">
            <text:p>0.989842</text:p>
          </table:table-cell>
          <table:table-cell office:value-type="string" calcext:value-type="string">
            <text:p>&amp;</text:p>
          </table:table-cell>
          <table:table-cell office:value-type="float" office:value="0.988969" calcext:value-type="float">
            <text:p>0.98896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knock </text:p>
          </table:table-cell>
          <table:table-cell office:value-type="string" calcext:value-type="string">
            <text:p>&amp;</text:p>
          </table:table-cell>
          <table:table-cell office:value-type="float" office:value="0.996757" calcext:value-type="float">
            <text:p>0.996757</text:p>
          </table:table-cell>
          <table:table-cell office:value-type="string" calcext:value-type="string">
            <text:p>&amp;</text:p>
          </table:table-cell>
          <table:table-cell office:value-type="float" office:value="0.997075" calcext:value-type="float">
            <text:p>0.997075</text:p>
          </table:table-cell>
          <table:table-cell office:value-type="string" calcext:value-type="string">
            <text:p>&amp;</text:p>
          </table:table-cell>
          <table:table-cell office:value-type="float" office:value="0.997096" calcext:value-type="float">
            <text:p>0.99709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&amp;</text:p>
          </table:table-cell>
          <table:table-cell office:value-type="float" office:value="0.916014" calcext:value-type="float">
            <text:p>0.916014</text:p>
          </table:table-cell>
          <table:table-cell office:value-type="string" calcext:value-type="string">
            <text:p>&amp;</text:p>
          </table:table-cell>
          <table:table-cell office:value-type="float" office:value="0.965666" calcext:value-type="float">
            <text:p>0.965666</text:p>
          </table:table-cell>
          <table:table-cell office:value-type="string" calcext:value-type="string">
            <text:p>&amp;</text:p>
          </table:table-cell>
          <table:table-cell office:value-type="float" office:value="0.914418" calcext:value-type="float">
            <text:p>0.91441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iano </text:p>
          </table:table-cell>
          <table:table-cell office:value-type="string" calcext:value-type="string">
            <text:p>&amp;</text:p>
          </table:table-cell>
          <table:table-cell office:value-type="float" office:value="0.97655" calcext:value-type="float">
            <text:p>0.97655</text:p>
          </table:table-cell>
          <table:table-cell office:value-type="string" calcext:value-type="string">
            <text:p>&amp;</text:p>
          </table:table-cell>
          <table:table-cell office:value-type="float" office:value="0.982421" calcext:value-type="float">
            <text:p>0.982421</text:p>
          </table:table-cell>
          <table:table-cell office:value-type="string" calcext:value-type="string">
            <text:p>&amp;</text:p>
          </table:table-cell>
          <table:table-cell office:value-type="float" office:value="0.985796" calcext:value-type="float">
            <text:p>0.98579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&amp;</text:p>
          </table:table-cell>
          <table:table-cell table:formula="of:=AVERAGE([.D2:.D12])" office:value-type="float" office:value="0.929410818181818" calcext:value-type="float">
            <text:p>0.9294108182</text:p>
          </table:table-cell>
          <table:table-cell office:value-type="string" calcext:value-type="string">
            <text:p>&amp;</text:p>
          </table:table-cell>
          <table:table-cell table:formula="of:=AVERAGE([.F2:.F12])" office:value-type="float" office:value="0.942723090909091" calcext:value-type="float">
            <text:p>0.9427230909</text:p>
          </table:table-cell>
          <table:table-cell office:value-type="string" calcext:value-type="string">
            <text:p>&amp;</text:p>
          </table:table-cell>
          <table:table-cell table:formula="of:=AVERAGE([.H2:.H12])" office:value-type="float" office:value="0.930806909090909" calcext:value-type="float">
            <text:p>0.9308069091</text:p>
          </table:table-cell>
          <table:table-cell office:value-type="string" calcext:value-type="string">
            <text:p>\\</text:p>
          </table:table-cell>
        </table:table-row>
      </table:table>
      <table:table table:name="sensitivity_params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(-30,30)f(-8,8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(-15,15)f(-4,4)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T(-40,40) F(-8,8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alarm </text:p>
          </table:table-cell>
          <table:table-cell office:value-type="string" calcext:value-type="string">
            <text:p>&amp;</text:p>
          </table:table-cell>
          <table:table-cell office:value-type="float" office:value="0.71018" calcext:value-type="float">
            <text:p>0.71018</text:p>
          </table:table-cell>
          <table:table-cell office:value-type="string" calcext:value-type="string">
            <text:p>&amp;</text:p>
          </table:table-cell>
          <table:table-cell office:value-type="float" office:value="0.805988" calcext:value-type="float">
            <text:p>0.805988</text:p>
          </table:table-cell>
          <table:table-cell office:value-type="string" calcext:value-type="string">
            <text:p>&amp;</text:p>
          </table:table-cell>
          <table:table-cell office:value-type="float" office:value="0.756886" calcext:value-type="float">
            <text:p>0.75688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&amp;</text:p>
          </table:table-cell>
          <table:table-cell office:value-type="float" office:value="0.939364" calcext:value-type="float">
            <text:p>0.939364</text:p>
          </table:table-cell>
          <table:table-cell office:value-type="string" calcext:value-type="string">
            <text:p>&amp;</text:p>
          </table:table-cell>
          <table:table-cell office:value-type="float" office:value="0.954274" calcext:value-type="float">
            <text:p>0.954274</text:p>
          </table:table-cell>
          <table:table-cell office:value-type="string" calcext:value-type="string">
            <text:p>&amp;</text:p>
          </table:table-cell>
          <table:table-cell office:value-type="float" office:value="0.904573" calcext:value-type="float">
            <text:p>0.90457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rash </text:p>
          </table:table-cell>
          <table:table-cell office:value-type="string" calcext:value-type="string">
            <text:p>&amp;</text:p>
          </table:table-cell>
          <table:table-cell office:value-type="float" office:value="0.79321" calcext:value-type="float">
            <text:p>0.79321</text:p>
          </table:table-cell>
          <table:table-cell office:value-type="string" calcext:value-type="string">
            <text:p>&amp;</text:p>
          </table:table-cell>
          <table:table-cell office:value-type="float" office:value="0.782407" calcext:value-type="float">
            <text:p>0.782407</text:p>
          </table:table-cell>
          <table:table-cell office:value-type="string" calcext:value-type="string">
            <text:p>&amp;</text:p>
          </table:table-cell>
          <table:table-cell office:value-type="float" office:value="0.811728" calcext:value-type="float">
            <text:p>0.8117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dog </text:p>
          </table:table-cell>
          <table:table-cell office:value-type="string" calcext:value-type="string">
            <text:p>&amp;</text:p>
          </table:table-cell>
          <table:table-cell office:value-type="float" office:value="0.965969" calcext:value-type="float">
            <text:p>0.965969</text:p>
          </table:table-cell>
          <table:table-cell office:value-type="string" calcext:value-type="string">
            <text:p>&amp;</text:p>
          </table:table-cell>
          <table:table-cell office:value-type="float" office:value="0.958115" calcext:value-type="float">
            <text:p>0.958115</text:p>
          </table:table-cell>
          <table:table-cell office:value-type="string" calcext:value-type="string">
            <text:p>&amp;</text:p>
          </table:table-cell>
          <table:table-cell office:value-type="float" office:value="0.973822" calcext:value-type="float">
            <text:p>0.97382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engine </text:p>
          </table:table-cell>
          <table:table-cell office:value-type="string" calcext:value-type="string">
            <text:p>&amp;</text:p>
          </table:table-cell>
          <table:table-cell office:value-type="float" office:value="0.565068" calcext:value-type="float">
            <text:p>0.565068</text:p>
          </table:table-cell>
          <table:table-cell office:value-type="string" calcext:value-type="string">
            <text:p>&amp;</text:p>
          </table:table-cell>
          <table:table-cell office:value-type="float" office:value="0.601027" calcext:value-type="float">
            <text:p>0.601027</text:p>
          </table:table-cell>
          <table:table-cell office:value-type="string" calcext:value-type="string">
            <text:p>&amp;</text:p>
          </table:table-cell>
          <table:table-cell office:value-type="float" office:value="0.562928" calcext:value-type="float">
            <text:p>0.56292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emS </text:p>
          </table:table-cell>
          <table:table-cell office:value-type="string" calcext:value-type="string">
            <text:p>&amp;</text:p>
          </table:table-cell>
          <table:table-cell office:value-type="float" office:value="0.996255" calcext:value-type="float">
            <text:p>0.996255</text:p>
          </table:table-cell>
          <table:table-cell office:value-type="string" calcext:value-type="string">
            <text:p>&amp;</text:p>
          </table:table-cell>
          <table:table-cell office:value-type="float" office:value="0.988764" calcext:value-type="float">
            <text:p>0.988764</text:p>
          </table:table-cell>
          <table:table-cell office:value-type="string" calcext:value-type="string">
            <text:p>&amp;</text:p>
          </table:table-cell>
          <table:table-cell office:value-type="float" office:value="0.996255" calcext:value-type="float">
            <text:p>0.99625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&amp;</text:p>
          </table:table-cell>
          <table:table-cell office:value-type="float" office:value="0.927163" calcext:value-type="float">
            <text:p>0.927163</text:p>
          </table:table-cell>
          <table:table-cell office:value-type="string" calcext:value-type="string">
            <text:p>&amp;</text:p>
          </table:table-cell>
          <table:table-cell office:value-type="float" office:value="0.95188" calcext:value-type="float">
            <text:p>0.95188</text:p>
          </table:table-cell>
          <table:table-cell office:value-type="string" calcext:value-type="string">
            <text:p>&amp;</text:p>
          </table:table-cell>
          <table:table-cell office:value-type="float" office:value="0.911123" calcext:value-type="float">
            <text:p>0.91112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tStp </text:p>
          </table:table-cell>
          <table:table-cell office:value-type="string" calcext:value-type="string">
            <text:p>&amp;</text:p>
          </table:table-cell>
          <table:table-cell office:value-type="float" office:value="0.996979" calcext:value-type="float">
            <text:p>0.996979</text:p>
          </table:table-cell>
          <table:table-cell office:value-type="string" calcext:value-type="string">
            <text:p>&amp;</text:p>
          </table:table-cell>
          <table:table-cell office:value-type="float" office:value="0.995166" calcext:value-type="float">
            <text:p>0.995166</text:p>
          </table:table-cell>
          <table:table-cell office:value-type="string" calcext:value-type="string">
            <text:p>&amp;</text:p>
          </table:table-cell>
          <table:table-cell office:value-type="float" office:value="0.998187" calcext:value-type="float">
            <text:p>0.99818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knock 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&amp;</text:p>
          </table:table-cell>
          <table:table-cell office:value-type="float" office:value="0.84022" calcext:value-type="float">
            <text:p>0.84022</text:p>
          </table:table-cell>
          <table:table-cell office:value-type="string" calcext:value-type="string">
            <text:p>&amp;</text:p>
          </table:table-cell>
          <table:table-cell office:value-type="float" office:value="0.939394" calcext:value-type="float">
            <text:p>0.939394</text:p>
          </table:table-cell>
          <table:table-cell office:value-type="string" calcext:value-type="string">
            <text:p>&amp;</text:p>
          </table:table-cell>
          <table:table-cell office:value-type="float" office:value="0.834711" calcext:value-type="float">
            <text:p>0.83471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iano </text:p>
          </table:table-cell>
          <table:table-cell office:value-type="string" calcext:value-type="string">
            <text:p>&amp;</text:p>
          </table:table-cell>
          <table:table-cell office:value-type="float" office:value="0.959505" calcext:value-type="float">
            <text:p>0.959505</text:p>
          </table:table-cell>
          <table:table-cell office:value-type="string" calcext:value-type="string">
            <text:p>&amp;</text:p>
          </table:table-cell>
          <table:table-cell office:value-type="float" office:value="0.973003" calcext:value-type="float">
            <text:p>0.973003</text:p>
          </table:table-cell>
          <table:table-cell office:value-type="string" calcext:value-type="string">
            <text:p>&amp;</text:p>
          </table:table-cell>
          <table:table-cell office:value-type="float" office:value="0.979753" calcext:value-type="float">
            <text:p>0.97975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&amp;</text:p>
          </table:table-cell>
          <table:table-cell table:formula="of:=AVERAGE([.D2:.D12])" office:value-type="float" office:value="0.881264818181818" calcext:value-type="float">
            <text:p>0.8812648182</text:p>
          </table:table-cell>
          <table:table-cell office:value-type="string" calcext:value-type="string">
            <text:p>&amp;</text:p>
          </table:table-cell>
          <table:table-cell table:formula="of:=AVERAGE([.F2:.F12])" office:value-type="float" office:value="0.904547090909091" calcext:value-type="float">
            <text:p>0.9045470909</text:p>
          </table:table-cell>
          <table:table-cell office:value-type="string" calcext:value-type="string">
            <text:p>&amp;</text:p>
          </table:table-cell>
          <table:table-cell table:formula="of:=AVERAGE([.H2:.H12])" office:value-type="float" office:value="0.884542363636363" calcext:value-type="float">
            <text:p>0.8845423636</text:p>
          </table:table-cell>
          <table:table-cell office:value-type="string" calcext:value-type="string">
            <text:p>\\</text:p>
          </table:table-cell>
        </table:table-row>
      </table:table>
      <table:table table:name="T(-30,30)f(-8,8)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71018" calcext:value-type="float">
            <text:p>0.71018</text:p>
          </table:table-cell>
          <table:table-cell office:value-type="float" office:value="0.992383" calcext:value-type="float">
            <text:p>0.992383</text:p>
          </table:table-cell>
          <table:table-cell office:value-type="float" office:value="0.851282" calcext:value-type="float">
            <text:p>0.851282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39364" calcext:value-type="float">
            <text:p>0.939364</text:p>
          </table:table-cell>
          <table:table-cell office:value-type="float" office:value="0.987519" calcext:value-type="float">
            <text:p>0.987519</text:p>
          </table:table-cell>
          <table:table-cell office:value-type="float" office:value="0.963441" calcext:value-type="float">
            <text:p>0.963441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79321" calcext:value-type="float">
            <text:p>0.79321</text:p>
          </table:table-cell>
          <table:table-cell office:value-type="float" office:value="0.927405" calcext:value-type="float">
            <text:p>0.927405</text:p>
          </table:table-cell>
          <table:table-cell office:value-type="float" office:value="0.860308" calcext:value-type="float">
            <text:p>0.860308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65969" calcext:value-type="float">
            <text:p>0.965969</text:p>
          </table:table-cell>
          <table:table-cell office:value-type="float" office:value="0.997081" calcext:value-type="float">
            <text:p>0.997081</text:p>
          </table:table-cell>
          <table:table-cell office:value-type="float" office:value="0.981525" calcext:value-type="float">
            <text:p>0.981525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565068" calcext:value-type="float">
            <text:p>0.565068</text:p>
          </table:table-cell>
          <table:table-cell office:value-type="float" office:value="0.917682" calcext:value-type="float">
            <text:p>0.917682</text:p>
          </table:table-cell>
          <table:table-cell office:value-type="float" office:value="0.741375" calcext:value-type="float">
            <text:p>0.741375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96255" calcext:value-type="float">
            <text:p>0.996255</text:p>
          </table:table-cell>
          <table:table-cell office:value-type="float" office:value="0.998163" calcext:value-type="float">
            <text:p>0.998163</text:p>
          </table:table-cell>
          <table:table-cell office:value-type="float" office:value="0.997209" calcext:value-type="float">
            <text:p>0.997209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27163" calcext:value-type="float">
            <text:p>0.927163</text:p>
          </table:table-cell>
          <table:table-cell office:value-type="float" office:value="0.973135" calcext:value-type="float">
            <text:p>0.973135</text:p>
          </table:table-cell>
          <table:table-cell office:value-type="float" office:value="0.950149" calcext:value-type="float">
            <text:p>0.950149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96979" calcext:value-type="float">
            <text:p>0.996979</text:p>
          </table:table-cell>
          <table:table-cell office:value-type="float" office:value="0.98084" calcext:value-type="float">
            <text:p>0.98084</text:p>
          </table:table-cell>
          <table:table-cell office:value-type="float" office:value="0.988909" calcext:value-type="float">
            <text:p>0.988909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3514" calcext:value-type="float">
            <text:p>0.993514</text:p>
          </table:table-cell>
          <table:table-cell office:value-type="float" office:value="0.996757" calcext:value-type="float">
            <text:p>0.996757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4022" calcext:value-type="float">
            <text:p>0.84022</text:p>
          </table:table-cell>
          <table:table-cell office:value-type="float" office:value="0.991809" calcext:value-type="float">
            <text:p>0.991809</text:p>
          </table:table-cell>
          <table:table-cell office:value-type="float" office:value="0.916014" calcext:value-type="float">
            <text:p>0.916014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959505" calcext:value-type="float">
            <text:p>0.959505</text:p>
          </table:table-cell>
          <table:table-cell office:value-type="float" office:value="0.993594" calcext:value-type="float">
            <text:p>0.993594</text:p>
          </table:table-cell>
          <table:table-cell office:value-type="float" office:value="0.97655" calcext:value-type="float">
            <text:p>0.97655</text:p>
          </table:table-cell>
        </table:table-row>
      </table:table>
      <table:table table:name="T(-15,15)f(-4,4)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805988" calcext:value-type="float">
            <text:p>0.805988</text:p>
          </table:table-cell>
          <table:table-cell office:value-type="float" office:value="0.991858" calcext:value-type="float">
            <text:p>0.991858</text:p>
          </table:table-cell>
          <table:table-cell office:value-type="float" office:value="0.898923" calcext:value-type="float">
            <text:p>0.898923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54274" calcext:value-type="float">
            <text:p>0.954274</text:p>
          </table:table-cell>
          <table:table-cell office:value-type="float" office:value="0.982535" calcext:value-type="float">
            <text:p>0.982535</text:p>
          </table:table-cell>
          <table:table-cell office:value-type="float" office:value="0.968405" calcext:value-type="float">
            <text:p>0.968405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782407" calcext:value-type="float">
            <text:p>0.782407</text:p>
          </table:table-cell>
          <table:table-cell office:value-type="float" office:value="0.938954" calcext:value-type="float">
            <text:p>0.938954</text:p>
          </table:table-cell>
          <table:table-cell office:value-type="float" office:value="0.860681" calcext:value-type="float">
            <text:p>0.860681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58115" calcext:value-type="float">
            <text:p>0.958115</text:p>
          </table:table-cell>
          <table:table-cell office:value-type="float" office:value="0.997983" calcext:value-type="float">
            <text:p>0.997983</text:p>
          </table:table-cell>
          <table:table-cell office:value-type="float" office:value="0.978049" calcext:value-type="float">
            <text:p>0.978049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601027" calcext:value-type="float">
            <text:p>0.601027</text:p>
          </table:table-cell>
          <table:table-cell office:value-type="float" office:value="0.935111" calcext:value-type="float">
            <text:p>0.935111</text:p>
          </table:table-cell>
          <table:table-cell office:value-type="float" office:value="0.768069" calcext:value-type="float">
            <text:p>0.768069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88764" calcext:value-type="float">
            <text:p>0.988764</text:p>
          </table:table-cell>
          <table:table-cell office:value-type="float" office:value="0.998761" calcext:value-type="float">
            <text:p>0.998761</text:p>
          </table:table-cell>
          <table:table-cell office:value-type="float" office:value="0.993763" calcext:value-type="float">
            <text:p>0.993763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5188" calcext:value-type="float">
            <text:p>0.95188</text:p>
          </table:table-cell>
          <table:table-cell office:value-type="float" office:value="0.982241" calcext:value-type="float">
            <text:p>0.982241</text:p>
          </table:table-cell>
          <table:table-cell office:value-type="float" office:value="0.96706" calcext:value-type="float">
            <text:p>0.96706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95166" calcext:value-type="float">
            <text:p>0.995166</text:p>
          </table:table-cell>
          <table:table-cell office:value-type="float" office:value="0.984518" calcext:value-type="float">
            <text:p>0.984518</text:p>
          </table:table-cell>
          <table:table-cell office:value-type="float" office:value="0.989842" calcext:value-type="float">
            <text:p>0.989842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415" calcext:value-type="float">
            <text:p>0.99415</text:p>
          </table:table-cell>
          <table:table-cell office:value-type="float" office:value="0.997075" calcext:value-type="float">
            <text:p>0.997075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939394" calcext:value-type="float">
            <text:p>0.939394</text:p>
          </table:table-cell>
          <table:table-cell office:value-type="float" office:value="0.991937" calcext:value-type="float">
            <text:p>0.991937</text:p>
          </table:table-cell>
          <table:table-cell office:value-type="float" office:value="0.965666" calcext:value-type="float">
            <text:p>0.965666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973003" calcext:value-type="float">
            <text:p>0.973003</text:p>
          </table:table-cell>
          <table:table-cell office:value-type="float" office:value="0.991839" calcext:value-type="float">
            <text:p>0.991839</text:p>
          </table:table-cell>
          <table:table-cell office:value-type="float" office:value="0.982421" calcext:value-type="float">
            <text:p>0.982421</text:p>
          </table:table-cell>
        </table:table-row>
      </table:table>
      <table:table table:name="T(-40,40) F(-8,8)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<text:s/>sensitivity </text:p>
          </table:table-cell>
          <table:table-cell office:value-type="string" calcext:value-type="string">
            <text:p><text:s/>specificity </text:p>
          </table:table-cell>
          <table:table-cell office:value-type="string" calcext:value-type="string">
            <text:p><text:s/>bal_acc</text:p>
          </table:table-cell>
        </table:table-row>
        <table:table-row table:style-name="ro1">
          <table:table-cell office:value-type="string" calcext:value-type="string">
            <text:p>alarm </text:p>
          </table:table-cell>
          <table:table-cell office:value-type="float" office:value="0.756886" calcext:value-type="float">
            <text:p>0.756886</text:p>
          </table:table-cell>
          <table:table-cell office:value-type="float" office:value="0.988137" calcext:value-type="float">
            <text:p>0.988137</text:p>
          </table:table-cell>
          <table:table-cell office:value-type="float" office:value="0.872512" calcext:value-type="float">
            <text:p>0.872512</text:p>
          </table:table-cell>
        </table:table-row>
        <table:table-row table:style-name="ro1">
          <table:table-cell office:value-type="string" calcext:value-type="string">
            <text:p>baby </text:p>
          </table:table-cell>
          <table:table-cell office:value-type="float" office:value="0.904573" calcext:value-type="float">
            <text:p>0.904573</text:p>
          </table:table-cell>
          <table:table-cell office:value-type="float" office:value="0.988798" calcext:value-type="float">
            <text:p>0.988798</text:p>
          </table:table-cell>
          <table:table-cell office:value-type="float" office:value="0.946685" calcext:value-type="float">
            <text:p>0.946685</text:p>
          </table:table-cell>
        </table:table-row>
        <table:table-row table:style-name="ro1">
          <table:table-cell office:value-type="string" calcext:value-type="string">
            <text:p>crash </text:p>
          </table:table-cell>
          <table:table-cell office:value-type="float" office:value="0.811728" calcext:value-type="float">
            <text:p>0.811728</text:p>
          </table:table-cell>
          <table:table-cell office:value-type="float" office:value="0.925234" calcext:value-type="float">
            <text:p>0.925234</text:p>
          </table:table-cell>
          <table:table-cell office:value-type="float" office:value="0.868481" calcext:value-type="float">
            <text:p>0.868481</text:p>
          </table:table-cell>
        </table:table-row>
        <table:table-row table:style-name="ro1">
          <table:table-cell office:value-type="string" calcext:value-type="string">
            <text:p>dog </text:p>
          </table:table-cell>
          <table:table-cell office:value-type="float" office:value="0.973822" calcext:value-type="float">
            <text:p>0.973822</text:p>
          </table:table-cell>
          <table:table-cell office:value-type="float" office:value="0.995965" calcext:value-type="float">
            <text:p>0.995965</text:p>
          </table:table-cell>
          <table:table-cell office:value-type="float" office:value="0.984894" calcext:value-type="float">
            <text:p>0.984894</text:p>
          </table:table-cell>
        </table:table-row>
        <table:table-row table:style-name="ro1">
          <table:table-cell office:value-type="string" calcext:value-type="string">
            <text:p>engine </text:p>
          </table:table-cell>
          <table:table-cell office:value-type="float" office:value="0.562928" calcext:value-type="float">
            <text:p>0.562928</text:p>
          </table:table-cell>
          <table:table-cell office:value-type="float" office:value="0.915761" calcext:value-type="float">
            <text:p>0.915761</text:p>
          </table:table-cell>
          <table:table-cell office:value-type="float" office:value="0.739344" calcext:value-type="float">
            <text:p>0.739344</text:p>
          </table:table-cell>
        </table:table-row>
        <table:table-row table:style-name="ro1">
          <table:table-cell office:value-type="string" calcext:value-type="string">
            <text:p>femS </text:p>
          </table:table-cell>
          <table:table-cell office:value-type="float" office:value="0.996255" calcext:value-type="float">
            <text:p>0.996255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97294" calcext:value-type="float">
            <text:p>0.997294</text:p>
          </table:table-cell>
        </table:table-row>
        <table:table-row table:style-name="ro1">
          <table:table-cell office:value-type="string" calcext:value-type="string">
            <text:p>fire </text:p>
          </table:table-cell>
          <table:table-cell office:value-type="float" office:value="0.911123" calcext:value-type="float">
            <text:p>0.911123</text:p>
          </table:table-cell>
          <table:table-cell office:value-type="float" office:value="0.97565" calcext:value-type="float">
            <text:p>0.97565</text:p>
          </table:table-cell>
          <table:table-cell office:value-type="float" office:value="0.943387" calcext:value-type="float">
            <text:p>0.943387</text:p>
          </table:table-cell>
        </table:table-row>
        <table:table-row table:style-name="ro1">
          <table:table-cell office:value-type="string" calcext:value-type="string">
            <text:p>ftStp </text:p>
          </table:table-cell>
          <table:table-cell office:value-type="float" office:value="0.998187" calcext:value-type="float">
            <text:p>0.998187</text:p>
          </table:table-cell>
          <table:table-cell office:value-type="float" office:value="0.97975" calcext:value-type="float">
            <text:p>0.97975</text:p>
          </table:table-cell>
          <table:table-cell office:value-type="float" office:value="0.988969" calcext:value-type="float">
            <text:p>0.988969</text:p>
          </table:table-cell>
        </table:table-row>
        <table:table-row table:style-name="ro1">
          <table:table-cell office:value-type="string" calcext:value-type="string">
            <text:p>knock </text:p>
          </table:table-cell>
          <table:table-cell office:value-type="float" office:value="1" calcext:value-type="float">
            <text:p>1</text:p>
          </table:table-cell>
          <table:table-cell office:value-type="float" office:value="0.994192" calcext:value-type="float">
            <text:p>0.994192</text:p>
          </table:table-cell>
          <table:table-cell office:value-type="float" office:value="0.997096" calcext:value-type="float">
            <text:p>0.997096</text:p>
          </table:table-cell>
        </table:table-row>
        <table:table-row table:style-name="ro1">
          <table:table-cell office:value-type="string" calcext:value-type="string">
            <text:p>phone </text:p>
          </table:table-cell>
          <table:table-cell office:value-type="float" office:value="0.834711" calcext:value-type="float">
            <text:p>0.834711</text:p>
          </table:table-cell>
          <table:table-cell office:value-type="float" office:value="0.994124" calcext:value-type="float">
            <text:p>0.994124</text:p>
          </table:table-cell>
          <table:table-cell office:value-type="float" office:value="0.914418" calcext:value-type="float">
            <text:p>0.914418</text:p>
          </table:table-cell>
        </table:table-row>
        <table:table-row table:style-name="ro1">
          <table:table-cell office:value-type="string" calcext:value-type="string">
            <text:p>piano </text:p>
          </table:table-cell>
          <table:table-cell office:value-type="float" office:value="0.979753" calcext:value-type="float">
            <text:p>0.979753</text:p>
          </table:table-cell>
          <table:table-cell office:value-type="float" office:value="0.991839" calcext:value-type="float">
            <text:p>0.991839</text:p>
          </table:table-cell>
          <table:table-cell office:value-type="float" office:value="0.985796" calcext:value-type="float">
            <text:p>0.985796</text:p>
          </table:table-cell>
        </table:table-row>
      </table:table>
      <table:table table:name="compare1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ift over tim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without augmentation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alarm </text:p>
          </table:table-cell>
          <table:table-cell office:value-type="string" calcext:value-type="string">
            <text:p>&amp;</text:p>
          </table:table-cell>
          <table:table-cell office:value-type="float" office:value="0.628161" calcext:value-type="float">
            <text:p>0.628161</text:p>
          </table:table-cell>
          <table:table-cell office:value-type="string" calcext:value-type="string">
            <text:p>&amp;</text:p>
          </table:table-cell>
          <table:table-cell office:value-type="float" office:value="0.575632" calcext:value-type="float">
            <text:p>0.57563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&amp;</text:p>
          </table:table-cell>
          <table:table-cell office:value-type="float" office:value="0.972091" calcext:value-type="float">
            <text:p>0.972091</text:p>
          </table:table-cell>
          <table:table-cell office:value-type="string" calcext:value-type="string">
            <text:p>&amp;</text:p>
          </table:table-cell>
          <table:table-cell office:value-type="float" office:value="0.966763" calcext:value-type="float">
            <text:p>0.96676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rash </text:p>
          </table:table-cell>
          <table:table-cell office:value-type="string" calcext:value-type="string">
            <text:p>&amp;</text:p>
          </table:table-cell>
          <table:table-cell office:value-type="float" office:value="0.870789" calcext:value-type="float">
            <text:p>0.870789</text:p>
          </table:table-cell>
          <table:table-cell office:value-type="string" calcext:value-type="string">
            <text:p>&amp;</text:p>
          </table:table-cell>
          <table:table-cell office:value-type="float" office:value="0.81944" calcext:value-type="float">
            <text:p>0.8194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dog </text:p>
          </table:table-cell>
          <table:table-cell office:value-type="string" calcext:value-type="string">
            <text:p>&amp;</text:p>
          </table:table-cell>
          <table:table-cell office:value-type="float" office:value="0.972942" calcext:value-type="float">
            <text:p>0.972942</text:p>
          </table:table-cell>
          <table:table-cell office:value-type="string" calcext:value-type="string">
            <text:p>&amp;</text:p>
          </table:table-cell>
          <table:table-cell office:value-type="float" office:value="0.938117" calcext:value-type="float">
            <text:p>0.93811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engine </text:p>
          </table:table-cell>
          <table:table-cell office:value-type="string" calcext:value-type="string">
            <text:p>&amp;</text:p>
          </table:table-cell>
          <table:table-cell office:value-type="float" office:value="0.674443" calcext:value-type="float">
            <text:p>0.674443</text:p>
          </table:table-cell>
          <table:table-cell office:value-type="string" calcext:value-type="string">
            <text:p>&amp;</text:p>
          </table:table-cell>
          <table:table-cell office:value-type="float" office:value="0.6971" calcext:value-type="float">
            <text:p>0.69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emS </text:p>
          </table:table-cell>
          <table:table-cell office:value-type="string" calcext:value-type="string">
            <text:p>&amp;</text:p>
          </table:table-cell>
          <table:table-cell office:value-type="float" office:value="0.995785" calcext:value-type="float">
            <text:p>0.995785</text:p>
          </table:table-cell>
          <table:table-cell office:value-type="string" calcext:value-type="string">
            <text:p>&amp;</text:p>
          </table:table-cell>
          <table:table-cell office:value-type="float" office:value="0.969888" calcext:value-type="float">
            <text:p>0.96988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&amp;</text:p>
          </table:table-cell>
          <table:table-cell office:value-type="float" office:value="0.96918" calcext:value-type="float">
            <text:p>0.96918</text:p>
          </table:table-cell>
          <table:table-cell office:value-type="string" calcext:value-type="string">
            <text:p>&amp;</text:p>
          </table:table-cell>
          <table:table-cell office:value-type="float" office:value="0.944599" calcext:value-type="float">
            <text:p>0.94459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tStp </text:p>
          </table:table-cell>
          <table:table-cell office:value-type="string" calcext:value-type="string">
            <text:p>&amp;</text:p>
          </table:table-cell>
          <table:table-cell office:value-type="float" office:value="0.956531" calcext:value-type="float">
            <text:p>0.956531</text:p>
          </table:table-cell>
          <table:table-cell office:value-type="string" calcext:value-type="string">
            <text:p>&amp;</text:p>
          </table:table-cell>
          <table:table-cell office:value-type="float" office:value="0.968495" calcext:value-type="float">
            <text:p>0.96849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knock </text:p>
          </table:table-cell>
          <table:table-cell office:value-type="string" calcext:value-type="string">
            <text:p>&amp;</text:p>
          </table:table-cell>
          <table:table-cell office:value-type="float" office:value="0.998813" calcext:value-type="float">
            <text:p>0.998813</text:p>
          </table:table-cell>
          <table:table-cell office:value-type="string" calcext:value-type="string">
            <text:p>&amp;</text:p>
          </table:table-cell>
          <table:table-cell office:value-type="float" office:value="0.999407" calcext:value-type="float">
            <text:p>0.99940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&amp;</text:p>
          </table:table-cell>
          <table:table-cell office:value-type="float" office:value="0.922098" calcext:value-type="float">
            <text:p>0.922098</text:p>
          </table:table-cell>
          <table:table-cell office:value-type="string" calcext:value-type="string">
            <text:p>&amp;</text:p>
          </table:table-cell>
          <table:table-cell office:value-type="float" office:value="0.856621" calcext:value-type="float">
            <text:p>0.8566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iano </text:p>
          </table:table-cell>
          <table:table-cell office:value-type="string" calcext:value-type="string">
            <text:p>&amp;</text:p>
          </table:table-cell>
          <table:table-cell office:value-type="float" office:value="0.843756" calcext:value-type="float">
            <text:p>0.843756</text:p>
          </table:table-cell>
          <table:table-cell office:value-type="string" calcext:value-type="string">
            <text:p>&amp;</text:p>
          </table:table-cell>
          <table:table-cell office:value-type="float" office:value="0.851142" calcext:value-type="float">
            <text:p>0.85114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&amp;</text:p>
          </table:table-cell>
          <table:table-cell table:formula="of:=AVERAGE([.D2:.D12])" office:value-type="float" office:value="0.891326272727273" calcext:value-type="float">
            <text:p>0.8913262727</text:p>
          </table:table-cell>
          <table:table-cell office:value-type="string" calcext:value-type="string">
            <text:p>&amp;</text:p>
          </table:table-cell>
          <table:table-cell table:formula="of:=AVERAGE([.F2:.F12])" office:value-type="float" office:value="0.871564" calcext:value-type="float">
            <text:p>0.871564</text:p>
          </table:table-cell>
          <table:table-cell office:value-type="string" calcext:value-type="string">
            <text:p>\\</text:p>
          </table:table-cell>
        </table:table-row>
      </table:table>
      <table:table table:name="compare2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lass 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ift over 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hift over T,F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alarm </text:p>
          </table:table-cell>
          <table:table-cell office:value-type="string" calcext:value-type="string">
            <text:p>&amp;</text:p>
          </table:table-cell>
          <table:table-cell office:value-type="float" office:value="0.628161" calcext:value-type="float">
            <text:p>0.628161</text:p>
          </table:table-cell>
          <table:table-cell office:value-type="string" calcext:value-type="string">
            <text:p>&amp;</text:p>
          </table:table-cell>
          <table:table-cell office:value-type="float" office:value="0.851282" calcext:value-type="float">
            <text:p>0.851282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baby </text:p>
          </table:table-cell>
          <table:table-cell office:value-type="string" calcext:value-type="string">
            <text:p>&amp;</text:p>
          </table:table-cell>
          <table:table-cell office:value-type="float" office:value="0.972091" calcext:value-type="float">
            <text:p>0.972091</text:p>
          </table:table-cell>
          <table:table-cell office:value-type="string" calcext:value-type="string">
            <text:p>&amp;</text:p>
          </table:table-cell>
          <table:table-cell office:value-type="float" office:value="0.963441" calcext:value-type="float">
            <text:p>0.96344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crash </text:p>
          </table:table-cell>
          <table:table-cell office:value-type="string" calcext:value-type="string">
            <text:p>&amp;</text:p>
          </table:table-cell>
          <table:table-cell office:value-type="float" office:value="0.870789" calcext:value-type="float">
            <text:p>0.870789</text:p>
          </table:table-cell>
          <table:table-cell office:value-type="string" calcext:value-type="string">
            <text:p>&amp;</text:p>
          </table:table-cell>
          <table:table-cell office:value-type="float" office:value="0.860308" calcext:value-type="float">
            <text:p>0.86030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dog </text:p>
          </table:table-cell>
          <table:table-cell office:value-type="string" calcext:value-type="string">
            <text:p>&amp;</text:p>
          </table:table-cell>
          <table:table-cell office:value-type="float" office:value="0.972942" calcext:value-type="float">
            <text:p>0.972942</text:p>
          </table:table-cell>
          <table:table-cell office:value-type="string" calcext:value-type="string">
            <text:p>&amp;</text:p>
          </table:table-cell>
          <table:table-cell office:value-type="float" office:value="0.981525" calcext:value-type="float">
            <text:p>0.98152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engine </text:p>
          </table:table-cell>
          <table:table-cell office:value-type="string" calcext:value-type="string">
            <text:p>&amp;</text:p>
          </table:table-cell>
          <table:table-cell office:value-type="float" office:value="0.674443" calcext:value-type="float">
            <text:p>0.674443</text:p>
          </table:table-cell>
          <table:table-cell office:value-type="string" calcext:value-type="string">
            <text:p>&amp;</text:p>
          </table:table-cell>
          <table:table-cell office:value-type="float" office:value="0.741375" calcext:value-type="float">
            <text:p>0.74137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emS </text:p>
          </table:table-cell>
          <table:table-cell office:value-type="string" calcext:value-type="string">
            <text:p>&amp;</text:p>
          </table:table-cell>
          <table:table-cell office:value-type="float" office:value="0.995785" calcext:value-type="float">
            <text:p>0.995785</text:p>
          </table:table-cell>
          <table:table-cell office:value-type="string" calcext:value-type="string">
            <text:p>&amp;</text:p>
          </table:table-cell>
          <table:table-cell office:value-type="float" office:value="0.997209" calcext:value-type="float">
            <text:p>0.9972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ire </text:p>
          </table:table-cell>
          <table:table-cell office:value-type="string" calcext:value-type="string">
            <text:p>&amp;</text:p>
          </table:table-cell>
          <table:table-cell office:value-type="float" office:value="0.96918" calcext:value-type="float">
            <text:p>0.96918</text:p>
          </table:table-cell>
          <table:table-cell office:value-type="string" calcext:value-type="string">
            <text:p>&amp;</text:p>
          </table:table-cell>
          <table:table-cell office:value-type="float" office:value="0.950149" calcext:value-type="float">
            <text:p>0.95014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ftStp </text:p>
          </table:table-cell>
          <table:table-cell office:value-type="string" calcext:value-type="string">
            <text:p>&amp;</text:p>
          </table:table-cell>
          <table:table-cell office:value-type="float" office:value="0.956531" calcext:value-type="float">
            <text:p>0.956531</text:p>
          </table:table-cell>
          <table:table-cell office:value-type="string" calcext:value-type="string">
            <text:p>&amp;</text:p>
          </table:table-cell>
          <table:table-cell office:value-type="float" office:value="0.988909" calcext:value-type="float">
            <text:p>0.9889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knock </text:p>
          </table:table-cell>
          <table:table-cell office:value-type="string" calcext:value-type="string">
            <text:p>&amp;</text:p>
          </table:table-cell>
          <table:table-cell office:value-type="float" office:value="0.998813" calcext:value-type="float">
            <text:p>0.998813</text:p>
          </table:table-cell>
          <table:table-cell office:value-type="string" calcext:value-type="string">
            <text:p>&amp;</text:p>
          </table:table-cell>
          <table:table-cell office:value-type="float" office:value="0.996757" calcext:value-type="float">
            <text:p>0.996757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&amp;</text:p>
          </table:table-cell>
          <table:table-cell office:value-type="float" office:value="0.922098" calcext:value-type="float">
            <text:p>0.922098</text:p>
          </table:table-cell>
          <table:table-cell office:value-type="string" calcext:value-type="string">
            <text:p>&amp;</text:p>
          </table:table-cell>
          <table:table-cell office:value-type="float" office:value="0.916014" calcext:value-type="float">
            <text:p>0.91601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piano </text:p>
          </table:table-cell>
          <table:table-cell office:value-type="string" calcext:value-type="string">
            <text:p>&amp;</text:p>
          </table:table-cell>
          <table:table-cell office:value-type="float" office:value="0.843756" calcext:value-type="float">
            <text:p>0.843756</text:p>
          </table:table-cell>
          <table:table-cell office:value-type="string" calcext:value-type="string">
            <text:p>&amp;</text:p>
          </table:table-cell>
          <table:table-cell office:value-type="float" office:value="0.97655" calcext:value-type="float">
            <text:p>0.9765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hlin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&amp;</text:p>
          </table:table-cell>
          <table:table-cell table:formula="of:=AVERAGE([.D2:.D12])" office:value-type="float" office:value="0.891326272727273" calcext:value-type="float">
            <text:p>0.8913262727</text:p>
          </table:table-cell>
          <table:table-cell office:value-type="string" calcext:value-type="string">
            <text:p>&amp;</text:p>
          </table:table-cell>
          <table:table-cell table:formula="of:=AVERAGE([.F2:.F12])" office:value-type="float" office:value="0.929410818181818" calcext:value-type="float">
            <text:p>0.9294108182</text:p>
          </table:table-cell>
          <table:table-cell office:value-type="string" calcext:value-type="string">
            <text:p>\\</text:p>
          </table:table-cell>
        </table:table-row>
      </table:table>
      <table:table table:name="Sheet16" table:style-name="ta1">
        <table:shapes>
          <draw:frame draw:z-index="0" draw:style-name="gr1" draw:text-style-name="P1" svg:width="456.58pt" svg:height="434.44pt" svg:x="255.23pt" svg:y="0pt">
            <loext:p draw:notify-on-update-of-ranges="Sheet16.A2:Sheet16.A12 Sheet16.B1:Sheet16.B1 Sheet16.B2:Sheet16.B12 Sheet16.C1:Sheet16.C1 Sheet16.C2:Sheet16.C12 Sheet16.D1:Sheet16.D1 Sheet16.D2:Sheet16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Sensitivity</text:p>
          </table:table-cell>
          <table:table-cell office:value-type="string" calcext:value-type="string">
            <text:p>Specificity</text:p>
          </table:table-cell>
          <table:table-cell office:value-type="string" calcext:value-type="string">
            <text:p>Bal_Accuracy</text:p>
          </table:table-cell>
        </table:table-row>
        <table:table-row table:style-name="ro1">
          <table:table-cell office:value-type="string" calcext:value-type="string">
            <text:p>fem.speech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0.95" calcext:value-type="float">
            <text:p>0.95</text:p>
          </table:table-cell>
          <table:table-cell office:value-type="float" office:value="0.87" calcext:value-type="float">
            <text:p>0.8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baby</text:p>
          </table:table-cell>
          <table:table-cell table:number-columns-repeated="3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table:number-columns-repeated="3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knock</text:p>
          </table:table-cell>
          <table:table-cell table:number-columns-repeated="3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0.99" calcext:value-type="float">
            <text:p>0.99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0.83" calcext:value-type="float">
            <text:p>0.83</text:p>
          </table:table-cell>
          <table:table-cell office:value-type="float" office:value="0.93" calcext:value-type="float">
            <text:p>0.9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crash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0.66" calcext:value-type="float">
            <text:p>0.66</text:p>
          </table:table-cell>
          <table:table-cell office:value-type="float" office:value="0.82" calcext:value-type="float">
            <text:p>0.82</text:p>
          </table:table-cell>
          <table:table-cell office:value-type="float" office:value="0.74" calcext:value-type="float">
            <text:p>0.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3:26:59.915161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09:18:47.752224591</meta:creation-date>
    <meta:editing-duration>PT5M34S</meta:editing-duration>
    <meta:editing-cycles>3</meta:editing-cycles>
    <meta:generator>LibreOffice/5.0.5.2$Linux_X86_64 LibreOffice_project/00m0$Build-2</meta:generator>
    <dc:date>2016-09-25T13:48:13.207727230</dc:date>
    <meta:document-statistic meta:table-count="16" meta:cell-count="116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108cm" svg:height="15.327cm" xlink:href=".." xlink:type="simple" chart:class="chart:bar" chart:style-name="ch1">
        <chart:legend chart:legend-position="end" svg:x="13.21cm" svg:y="6.866cm" style:legend-expansion="high" chart:style-name="ch2"/>
        <chart:plot-area chart:style-name="ch3" table:cell-range-address="Sheet16.A1:Sheet16.D12" chart:data-source-has-labels="both" svg:x="0.322cm" svg:y="0.306cm" svg:width="12.566cm" svg:height="14.715cm">
          <chartooo:coordinate-region svg:x="2.372cm" svg:y="0.306cm" svg:width="10.276cm" svg:height="14.068cm"/>
          <chart:axis chart:dimension="x" chart:name="primary-x" chart:style-name="ch4" chartooo:axis-type="auto">
            <chartooo:date-scale/>
            <chart:categories table:cell-range-address="Sheet16.A2:Sheet16.A12"/>
            <chart:grid chart:style-name="ch5" chart:class="major"/>
          </chart:axis>
          <chart:axis chart:dimension="y" chart:name="primary-y" chart:style-name="ch6"/>
          <chart:series chart:style-name="ch7" chart:values-cell-range-address="Sheet16.B2:Sheet16.B12" chart:label-cell-address="Sheet16.B1:Sheet16.B1" chart:class="chart:bar">
            <chart:data-point chart:repeated="11"/>
          </chart:series>
          <chart:series chart:style-name="ch8" chart:values-cell-range-address="Sheet16.C2:Sheet16.C12" chart:label-cell-address="Sheet16.C1:Sheet16.C1" chart:class="chart:bar">
            <chart:data-point chart:repeated="11"/>
          </chart:series>
          <chart:series chart:style-name="ch9" chart:values-cell-range-address="Sheet16.D2:Sheet16.D12" chart:label-cell-address="Sheet16.D1:Sheet16.D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sitivity</text:p>
                <draw:g>
                  <svg:desc>Sheet16.B1:Sheet16.B1</svg:desc>
                </draw:g>
              </table:table-cell>
              <table:table-cell office:value-type="string">
                <text:p>Specificity</text:p>
                <draw:g>
                  <svg:desc>Sheet16.C1:Sheet16.C1</svg:desc>
                </draw:g>
              </table:table-cell>
              <table:table-cell office:value-type="string">
                <text:p>Bal_Accuracy</text:p>
                <draw:g>
                  <svg:desc>Sheet16.D1:Sheet1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.speech</text:p>
                <draw:g>
                  <svg:desc>Sheet16.A2:Sheet16.A12</svg:desc>
                </draw:g>
              </table:table-cell>
              <table:table-cell office:value-type="float" office:value="1">
                <text:p>1</text:p>
                <draw:g>
                  <svg:desc>Sheet16.B2:Sheet16.B12</svg:desc>
                </draw:g>
              </table:table-cell>
              <table:table-cell office:value-type="float" office:value="1">
                <text:p>1</text:p>
                <draw:g>
                  <svg:desc>Sheet16.C2:Sheet16.C12</svg:desc>
                </draw:g>
              </table:table-cell>
              <table:table-cell office:value-type="float" office:value="1">
                <text:p>1</text:p>
                <draw:g>
                  <svg:desc>Sheet16.D2:Sheet16.D12</svg:desc>
                </draw:g>
              </table:table-cell>
            </table:table-row>
            <table:table-row>
              <table:table-cell office:value-type="string">
                <text:p>alarm</text:p>
              </table:table-cell>
              <table:table-cell office:value-type="float" office:value="0.95">
                <text:p>0.95</text:p>
              </table:table-cell>
              <table:table-cell office:value-type="float" office:value="0.87">
                <text:p>0.8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baby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fire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knock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phone</text:p>
              </table:table-cell>
              <table:table-cell office:value-type="float" office:value="0.99">
                <text:p>0.99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dog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piano</text:p>
              </table:table-cell>
              <table:table-cell office:value-type="float" office:value="0.83">
                <text:p>0.83</text:p>
              </table:table-cell>
              <table:table-cell office:value-type="float" office:value="0.93">
                <text:p>0.9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footsteps</text:p>
              </table:table-cell>
              <table:table-cell office:value-type="float" office:value="1">
                <text:p>1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crash</text:p>
              </table:table-cell>
              <table:table-cell office:value-type="float" office:value="0.91">
                <text:p>0.91</text:p>
              </table:table-cell>
              <table:table-cell office:value-type="float" office:value="0.84">
                <text:p>0.8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engine</text:p>
              </table:table-cell>
              <table:table-cell office:value-type="float" office:value="0.66">
                <text:p>0.66</text:p>
              </table:table-cell>
              <table:table-cell office:value-type="float" office:value="0.82">
                <text:p>0.82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